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My dpi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n width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en heigh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 frame wid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xels</text:p>
          </table:table-cell>
          <table:table-cell table:formula="of:=[.C5]/width" office:value-type="float" office:value="0.130208333333333" calcext:value-type="float">
            <text:p>0.130208333333333</text:p>
          </table:table-cell>
        </table:table-row>
        <table:table-row table:style-name="ro1">
          <table:table-cell/>
          <table:table-cell office:value-type="string" calcext:value-type="string">
            <text:p>graph frame heigh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ixels</text:p>
          </table:table-cell>
          <table:table-cell table:formula="of:=[.C6]/height" office:value-type="float" office:value="0.277777777777778" calcext:value-type="float">
            <text:p>0.277777777777778</text:p>
          </table:table-cell>
        </table:table-row>
        <table:table-row table:style-name="ro1">
          <table:table-cell/>
          <table:table-cell office:value-type="string" calcext:value-type="string">
            <text:p>figure wid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hes</text:p>
          </table:table-cell>
          <table:table-cell table:formula="of:=[.C7]*dpi/width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igure height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inches</text:p>
          </table:table-cell>
          <table:table-cell table:formula="of:=[.C8]*dpi/height" office:value-type="float" office:value="0.250666666666667" calcext:value-type="float">
            <text:p>0.250666666666667</text:p>
          </table:table-cell>
        </table:table-row>
        <table:table-row table:style-name="ro1">
          <table:table-cell/>
          <table:table-cell office:value-type="string" calcext:value-type="string">
            <text:p>log heigh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ixels</text:p>
          </table:table-cell>
          <table:table-cell table:formula="of:=[.C9]/height" office:value-type="float" office:value="0.231481481481481" calcext:value-type="float">
            <text:p>0.231481481481481</text:p>
          </table:table-cell>
        </table:table-row>
        <table:table-row table:style-name="ro1">
          <table:table-cell/>
          <table:table-cell office:value-type="string" calcext:value-type="string">
            <text:p>map wid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pixels</text:p>
          </table:table-cell>
          <table:table-cell table:formula="of:=[.C10]/width" office:value-type="float" office:value="0.244791666666667" calcext:value-type="float">
            <text:p>0.244791666666667</text:p>
          </table:table-cell>
        </table:table-row>
        <table:table-row table:style-name="ro1">
          <table:table-cell/>
          <table:table-cell office:value-type="string" calcext:value-type="string">
            <text:p>map heigh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xels</text:p>
          </table:table-cell>
          <table:table-cell table:formula="of:=[.C11]/height" office:value-type="float" office:value="0.555555555555556" calcext:value-type="float">
            <text:p>0.555555555555556</text:p>
          </table:table-cell>
        </table:table-row>
      </table:table>
      <table:named-expressions>
        <table:named-range table:name="dpi" table:base-cell-address="$Sheet1.$C$1" table:cell-range-address="$Sheet1.$C$1"/>
        <table:named-range table:name="height" table:base-cell-address="$Sheet1.$C$4" table:cell-range-address="$Sheet1.$C$4"/>
        <table:named-range table:name="width" table:base-cell-address="$Sheet1.$C$3" table:cell-range-address="$Sheet1.$C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3:54:34.712798400</meta:creation-date>
    <dc:date>2020-09-02T15:29:00.314725516</dc:date>
    <meta:editing-duration>PT43M33S</meta:editing-duration>
    <meta:editing-cycles>1</meta:editing-cycles>
    <meta:document-statistic meta:table-count="1" meta:cell-count="38" meta:object-count="0"/>
    <meta:generator>LibreOffice/6.4.5.2$Linux_X86_64 LibreOffice_project/40$Build-2</meta:generator>
  </office:meta>
</office:document-meta>
</file>